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25.69cm"/>
    </style:style>
    <style:style style:name="P1" style:family="paragraph"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2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9.59cm" svg:height="25.94cm" svg:x="1cm" svg:y="1cm">
          <draw:text-box>
            <text:p text:style-name="P1">FLEXBOX FROGGY</text:p>
            <text:p text:style-name="P2">You win! Thanks to your mastery of flexbox, you were able to help all of the frogs to their lilypads. Just look how hoppy they are!</text:p>
            <text:p text:style-name="P2">If you found this ribbeting, be sure to visit <text:a xlink:href="http://cssgridgarden.com/" xlink:type="simple">Grid Garden</text:a> to learn about another powerful new feature of CSS layout. You can also check out my other projects on <text:a xlink:href="http://thomaspark.co/" xlink:type="simple">my blog</text:a> or <text:a xlink:href="http://twitter.com/thomashpark" xlink:type="simple">Twitter</text:a>.</text:p>
            <text:p text:style-name="P2">Want to keep learning while supporting Flexbox Froggy? Try out the topnotch web design and coding courses offered by <text:a xlink:href="http://treehouse.7eer.net/c/371033/228915/3944?subId1=flexboxfroggy" xlink:type="simple">Treehouse</text:a>. And be sure to share Flexbox Froggy with your friends!</text:p>
            <text:p text:style-name="P2"><text:a xlink:href="http://cssgridgarden.com/" xlink:type="simple"/> <text:a xlink:href="http://treehouse.7eer.net/c/371033/228915/3944?subId1=flexboxfroggy" xlink:type="simple"/></text:p>
            <text:p text:style-name="P2">  </text:p>
            <text:p text:style-name="P2">Flexbox Froggy is created by <text:a xlink:href="https://codepip.com/" xlink:type="simple">Codepip</text:a> • <text:a xlink:href="https://github.com/thomaspark/flexboxfroggy/" xlink:type="simple">GitHub</text:a> • <text:a xlink:href="https://twitter.com/playcodepip" xlink:type="simple">Twitter</text:a> • EnglishWant to learn CSS grid? Play <text:a xlink:href="http://cssgridgarden.com/" xlink:type="simple">Grid Garden</text:a>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9T22:25:10.074654870</meta:creation-date>
    <dc:date>2018-03-19T22:26:35.988412546</dc:date>
    <meta:editing-duration>PT1M27S</meta:editing-duration>
    <meta:editing-cycles>1</meta:editing-cycles>
    <meta:document-statistic meta:object-count="1"/>
    <meta:generator>LibreOffice/5.4.5.1$Linux_X86_64 LibreOffice_project/40m0$Build-1</meta:generator>
  </office:meta>
</office:document-meta>
</file>